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gile Portfolio Principles</text:span></text:p>
          </draw:text-box>
        </draw:frame>
        <draw:frame draw:name="Google Shape;57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hese should be subject to continual iteration based on feedback and user need</text:span></text:p>
          </draw:text-box>
        </draw:frame>
        <draw:custom-shape draw:name="Google Shape;58;p13" draw:style-name="gr1" draw:text-style-name="P4" draw:layer="layout" svg:width="12.84cm" svg:height="0.826cm" svg:x="12.187cm" svg:y="13.18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;p:notes" draw:style-name="gr2" draw:layer="layout" svg:width="16.933cm" svg:height="9.524cm" svg:x="1.059cm" svg:y="1.905cm" draw:page-number="1" presentation:class="page"/>
          <draw:frame draw:name="Google Shape;5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les" draw:style-name="dp1" draw:master-page-name="TITLE_5f_AND_5f_BODY" presentation:presentation-page-layout-name="AL2T1">
        <draw:frame draw:name="Google Shape;63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inciples</text:span></text:p>
          </draw:text-box>
        </draw:frame>
        <draw:frame draw:name="Google Shape;64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Nothing is started without an evidenced user need</text:span></text:p>
              </text:list-item>
              <text:list-item>
                <text:p text:style-name="P8"><text:span text:style-name="T4">Nothing is started without a named person as owner</text:span></text:p>
              </text:list-item>
              <text:list-item>
                <text:p text:style-name="P8"><text:span text:style-name="T4">Nothing is started without a clear statement of what success looks like and how we will measure it</text:span></text:p>
              </text:list-item>
              <text:list-item>
                <text:p text:style-name="P8"><text:span text:style-name="T4">Nothing is started without availability of the necessary people and resources</text:span></text:p>
              </text:list-item>
              <text:list-item>
                <text:p text:style-name="P8"><text:span text:style-name="T4">Nothing is open ended</text:span></text:p>
              </text:list-item>
              <text:list-item>
                <text:p text:style-name="P8"><text:span text:style-name="T4">All teams should embed empowered and active user representatives </text:span></text:p>
              </text:list-item>
              <text:list-item>
                <text:p text:style-name="P8"><text:span text:style-name="T4">We will work in sprints, reviewing progress throughout and holding an open checkpoint every fortnight</text:span></text:p>
              </text:list-item>
              <text:list-item>
                <text:p text:style-name="P8"><text:span text:style-name="T4">The team is empowered to take any decisions within the time, budget and resources allocated </text:span></text:p>
              </text:list-item>
            </text:list>
          </draw:text-box>
        </draw:frame>
        <presentation:notes draw:style-name="dp2">
          <draw:page-thumbnail draw:name="Google Shape;60;g49686554e8_0_0:notes" draw:style-name="gr2" draw:layer="layout" svg:width="16.932cm" svg:height="9.524cm" svg:x="1.059cm" svg:y="1.905cm" draw:page-number="2" presentation:class="page"/>
          <draw:frame draw:name="Google Shape;61;g49686554e8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69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cess</text:span></text:p>
          </draw:text-box>
        </draw:frame>
        <draw:frame draw:name="Google Shape;70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We will start by reviewing on a weekly basis all new proposals.</text:span></text:p>
            <text:p text:style-name="P11"><text:span text:style-name="T4">All product owners will be asked to confirm on a fortnightly basis that they are on <text:s/>track, not blocked and do not need to vary time, scope or resources. If they do then this shifts into exception handling.</text:span></text:p>
            <text:p text:style-name="P11"><text:span text:style-name="T4">The portfolio will have a set size reflecting our resources and commitments.</text:span></text:p>
            <text:p text:style-name="P11"><text:span text:style-name="T4">That set size must not be varied. “Priorities” cannot be added to the portfolio without things being removed. One in means one out. </text:span></text:p>
            <text:p text:style-name="P12"><text:span text:style-name="T4">The portfolio size can only be varied by the Board.</text:span></text:p>
          </draw:text-box>
        </draw:frame>
        <presentation:notes draw:style-name="dp2">
          <draw:page-thumbnail draw:name="Google Shape;66;g49686554e8_0_10:notes" draw:style-name="gr2" draw:layer="layout" svg:width="16.932cm" svg:height="9.524cm" svg:x="1.059cm" svg:y="1.905cm" draw:page-number="3" presentation:class="page"/>
          <draw:frame draw:name="Google Shape;67;g49686554e8_0_1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teps</text:span></text:p>
          </draw:text-box>
        </draw:frame>
        <draw:frame draw:name="Google Shape;76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The portfolio is managed by a core portfolio team.</text:span></text:p>
            <text:p text:style-name="P11"><text:span text:style-name="T4">The weekly review meeting will have representation from Head of Technical Architecture, Head of Service Architecture, Head of Data, Head of User Research and Head of Service Design.</text:span></text:p>
            <text:p text:style-name="P11"><text:span text:style-name="T4">Finance and HR will be invited by exception as it is assumed that submissions will already have financial and HR approval for resources and people.</text:span></text:p>
            <text:p text:style-name="P12"><text:span text:style-name="T4">The named owner is responsible for taking the proposal through initiation and subsequent reviews</text:span></text:p>
          </draw:text-box>
        </draw:frame>
        <presentation:notes draw:style-name="dp2">
          <draw:page-thumbnail draw:name="Google Shape;72;g49686554e8_0_15:notes" draw:style-name="gr2" draw:layer="layout" svg:width="16.932cm" svg:height="9.524cm" svg:x="1.059cm" svg:y="1.905cm" draw:page-number="4" presentation:class="page"/>
          <draw:frame draw:name="Google Shape;73;g49686554e8_0_1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ew Questions" draw:style-name="dp1" draw:master-page-name="TITLE_5f_AND_5f_BODY" presentation:presentation-page-layout-name="AL2T1">
        <draw:frame draw:name="Google Shape;81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view Questions</text:span></text:p>
          </draw:text-box>
        </draw:frame>
        <draw:frame draw:name="Google Shape;82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8"><text:span text:style-name="T4">Have we done this before?</text:span></text:p>
              </text:list-item>
              <text:list-item>
                <text:p text:style-name="P8"><text:span text:style-name="T4">Do we have a pattern (technical, design, user, data) for some or all of this?</text:span></text:p>
              </text:list-item>
              <text:list-item>
                <text:p text:style-name="P8"><text:span text:style-name="T4">Does this overlap with anything else we are doing? </text:span></text:p>
              </text:list-item>
              <text:list-item>
                <text:p text:style-name="P8"><text:span text:style-name="T4">Has someone else done something similar we can reuse or learn from?</text:span></text:p>
              </text:list-item>
              <text:list-item>
                <text:p text:style-name="P8"><text:span text:style-name="T4">Do we have the right skills available?</text:span></text:p>
              </text:list-item>
              <text:list-item>
                <text:p text:style-name="P8"><text:span text:style-name="T4">What would we stop doing to do this?</text:span></text:p>
              </text:list-item>
              <text:list-item>
                <text:p text:style-name="P8"><text:span text:style-name="T4">Do we have the bandwidth to do this now?</text:span></text:p>
              </text:list-item>
              <text:list-item>
                <text:p text:style-name="P8"><text:span text:style-name="T4">Can we risk doing this now?</text:span></text:p>
              </text:list-item>
              <text:list-item>
                <text:p text:style-name="P8"><text:span text:style-name="T4">Is the user need actually evidenced?</text:span></text:p>
              </text:list-item>
              <text:list-item>
                <text:p text:style-name="P8"><text:span text:style-name="T4">Are we creating a new silo or reinforcing existing blockers around legacy tech and services?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78;g49686554e8_0_5:notes" draw:style-name="gr2" draw:layer="layout" svg:width="16.932cm" svg:height="9.524cm" svg:x="1.059cm" svg:y="1.905cm" draw:page-number="5" presentation:class="page"/>
          <draw:frame draw:name="Google Shape;79;g49686554e8_0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13;p2" draw:style-name="Mgr3" draw:text-style-name="MP8" draw:layer="backgroundobjects" svg:width="12.782cm" svg:height="0.741cm" svg:x="0.636cm" svg:y="13.305cm">
        <text:p text:style-name="MP7"><text:span text:style-name="MT2">Attribution-ShareAlike 4.0 International (CC BY-SA 4.0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21;p4" draw:style-name="Mgr3" draw:text-style-name="MP8" draw:layer="backgroundobjects" svg:width="12.782cm" svg:height="0.741cm" svg:x="0.636cm" svg:y="13.305cm">
        <text:p text:style-name="MP7"><text:span text:style-name="MT2">Attribution-ShareAlike 4.0 International (CC BY-SA 4.0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Dev/6.0.5.2$Linux_X86_64 LibreOffice_project/</meta:generator>
  </office:meta>
</office:document-meta>
</file>